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10000018761D3319D5C5FD94F.png" manifest:media-type="image/png"/>
  <manifest:file-entry manifest:full-path="Pictures/1000000100000261000002DCDE58C58FF184E0CD.png" manifest:media-type="image/png"/>
  <manifest:file-entry manifest:full-path="Pictures/1000000100000234000002D880C6B67EA1F51AF8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2cb"/>
    </style:style>
    <style:style style:name="P2" style:family="paragraph" style:parent-style-name="Standard">
      <style:text-properties officeooo:rsid="000592cb" officeooo:paragraph-rsid="000592cb"/>
    </style:style>
    <style:style style:name="T1" style:family="text">
      <style:text-properties officeooo:rsid="000592c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span text:style-name="T1">Python Backend Plan</text:span></text:p>
      <text:p text:style-name="Standard"/>
      <text:p text:style-name="P1"><draw:frame draw:style-name="fr2" draw:name="Image1" text:anchor-type="char" svg:x="0.4555in" svg:y="0in" svg:width="5.8752in" svg:height="7.5835in" draw:z-index="0"><draw:image xlink:href="Pictures/1000000100000234000002D880C6B67EA1F51AF8.png" xlink:type="simple" xlink:show="embed" xlink:actuate="onLoad" draw:mime-type="image/png"/></draw:frame></text:p>
      <text:p text:style-name="P2"><draw:frame draw:style-name="fr1" draw:name="Image2" text:anchor-type="char" svg:width="6.3437in" svg:height="7.6252in" draw:z-index="1"><draw:image xlink:href="Pictures/1000000100000261000002DCDE58C58FF184E0CD.png" xlink:type="simple" xlink:show="embed" xlink:actuate="onLoad" draw:mime-type="image/png"/></draw:frame><text:soft-page-break/></text:p>
      <text:p text:style-name="P2"/>
      <text:p text:style-name="P2"><draw:frame draw:style-name="fr1" draw:name="Image3" text:anchor-type="char" svg:width="6.3437in" svg:height="4.0728in" draw:z-index="2"><draw:image xlink:href="Pictures/10000001000002610000018761D3319D5C5FD94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09:06:40.043769123</meta:creation-date>
    <dc:date>2023-04-22T09:09:00.185271142</dc:date>
    <meta:editing-duration>PT2M21S</meta:editing-duration>
    <meta:editing-cycles>1</meta:editing-cycles>
    <meta:document-statistic meta:table-count="0" meta:image-count="3" meta:object-count="0" meta:page-count="3" meta:paragraph-count="1" meta:word-count="3" meta:character-count="23" meta:non-whitespace-character-count="17"/>
    <meta:generator>LibreOffice/7.4.6.2$Linux_X86_64 LibreOffice_project/40$Build-2</meta:generator>
  </office:meta>
</office:document-meta>
</file>